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8.232cm" fo:min-width="18.963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1.637cm" fo:min-width="1.387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svg:stroke-color="#c0c0c0" draw:marker-end="Arrow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start="" draw:marker-end="Arrow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svg:stroke-color="#c0c0c0" draw:marker-start="" draw:marker-end="Arrow" draw:marker-end-width="0.3cm" draw:fill="none" draw:textarea-vertical-align="middl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tyle="italic"/>
    </style:style>
    <style:style style:name="P6" style:family="paragraph">
      <loext:graphic-properties draw:fill="none" draw:fill-color="#ffffff"/>
      <style:text-properties fo:font-size="15pt" fo:font-style="italic" style:font-size-asian="15pt" style:font-size-complex="15pt"/>
    </style:style>
    <style:style style:name="T1" style:family="text">
      <style:text-properties style:text-position="-33% 58%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c0c0c0"/>
    </style:style>
    <style:style style:name="T4" style:family="text">
      <style:text-properties fo:color="#c0c0c0" style:text-position="-33% 58%"/>
    </style:style>
    <style:style style:name="T5" style:family="text">
      <style:text-properties style:text-position="0% 100%"/>
    </style:style>
    <style:style style:name="T6" style:family="text">
      <style:text-properties fo:color="#c0c0c0"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463cm" svg:height="8.482cm" svg:x="1.127cm" svg:y="4.5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667cm" svg:height="2.667cm" svg:x="1.613cm" svg:y="7.496cm">
          <text:p text:style-name="P2">H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667cm" svg:height="2.667cm" svg:x="6.513cm" svg:y="7.496cm">
          <text:p text:style-name="P2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4.28cm" svg:y1="8.83cm" svg:x2="6.513cm" svg:y2="8.83cm" draw:start-shape="id1" draw:start-glue-point="10" draw:end-shape="id2" draw:end-glue-point="6" svg:d="M4280 8830h2233" svg:viewBox="0 0 2234 1">
          <text:p text:style-name="P2"/>
          <text:p text:style-name="P2"/>
          <text:p text:style-name="P2">S<text:span text:style-name="T1">HY</text:span></text:p>
        </draw:connector>
        <draw:frame draw:style-name="gr4" draw:text-style-name="P6" draw:layer="layout" svg:width="3.618cm" svg:height="0.839cm" svg:x="1.459cm" svg:y="4.634cm">
          <draw:text-box>
            <text:p text:style-name="P5"><text:span text:style-name="T2">From HY to J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9.463cm" svg:height="8.482cm" svg:x="1.127cm" svg:y="4.5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667cm" svg:height="2.667cm" svg:x="1.648cm" svg:y="7.508cm">
          <text:p text:style-name="P2">H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2.667cm" svg:height="2.667cm" svg:x="6.548cm" svg:y="7.508cm">
          <text:p text:style-name="P2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2.667cm" svg:height="2.667cm" svg:x="11.448cm" svg:y="7.508cm">
          <text:p text:style-name="P2">N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.315cm" svg:y1="8.842cm" svg:x2="6.548cm" svg:y2="8.842cm" draw:start-shape="id3" draw:start-glue-point="10" draw:end-shape="id4" draw:end-glue-point="6" svg:d="M4315 8842h2233" svg:viewBox="0 0 2234 1">
          <text:p text:style-name="P2"/>
          <text:p text:style-name="P2"/>
          <text:p text:style-name="P2"><text:span text:style-name="T3">S</text:span><text:span text:style-name="T4">HY</text:span></text:p>
        </draw:connector>
        <draw:connector draw:style-name="gr3" draw:text-style-name="P4" draw:layer="layout" draw:type="line" svg:x1="9.215cm" svg:y1="8.842cm" svg:x2="11.448cm" svg:y2="8.842cm" draw:start-shape="id4" draw:start-glue-point="10" draw:end-shape="id5" draw:end-glue-point="6" svg:d="M9215 8842h2233" svg:viewBox="0 0 2234 1">
          <text:p text:style-name="P2"/>
          <text:p text:style-name="P2"/>
          <text:p text:style-name="P2">S<text:span text:style-name="T1">J</text:span></text:p>
        </draw:connector>
        <draw:connector draw:style-name="gr6" draw:text-style-name="P4" draw:layer="layout" draw:type="curve" svg:x1="11.838cm" svg:y1="9.785cm" svg:x2="12.782cm" svg:y2="10.175cm" draw:start-shape="id5" draw:start-glue-point="7" draw:end-shape="id5" draw:end-glue-point="8" svg:d="M11838 9785c0 1336 944 1141 944 390" svg:viewBox="0 0 945 980">
          <text:p text:style-name="P2"/>
          <text:p text:style-name="P2"/>
          <text:p text:style-name="P2"/>
          <text:p text:style-name="P2">S<text:span text:style-name="T1">NB</text:span></text:p>
        </draw:connector>
        <draw:frame draw:style-name="gr4" draw:text-style-name="P6" draw:layer="layout" svg:width="3.626cm" svg:height="0.839cm" svg:x="1.459cm" svg:y="4.635cm">
          <draw:text-box>
            <text:p text:style-name="P5"><text:span text:style-name="T2">From J to NB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9.463cm" svg:height="8.482cm" svg:x="1.127cm" svg:y="4.5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2.667cm" svg:height="2.667cm" svg:x="1.648cm" svg:y="7.508cm">
          <text:p text:style-name="P2">H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2.667cm" svg:height="2.667cm" svg:x="6.548cm" svg:y="7.508cm">
          <text:p text:style-name="P2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2.667cm" svg:height="2.667cm" svg:x="11.448cm" svg:y="7.508cm">
          <text:p text:style-name="P2">N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" draw:id="id9" draw:layer="layout" svg:width="2.667cm" svg:height="2.667cm" svg:x="16.348cm" svg:y="7.508cm">
          <text:p text:style-name="P2">B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.315cm" svg:y1="8.842cm" svg:x2="6.548cm" svg:y2="8.842cm" draw:start-shape="id6" draw:start-glue-point="10" draw:end-shape="id7" draw:end-glue-point="6" svg:d="M4315 8842h2233" svg:viewBox="0 0 2234 1">
          <text:p text:style-name="P2"/>
          <text:p text:style-name="P2"/>
          <text:p text:style-name="P2"><text:span text:style-name="T3">S</text:span><text:span text:style-name="T4">HY</text:span></text:p>
        </draw:connector>
        <draw:connector draw:style-name="gr5" draw:text-style-name="P4" draw:layer="layout" draw:type="line" svg:x1="9.215cm" svg:y1="8.842cm" svg:x2="11.448cm" svg:y2="8.842cm" draw:start-shape="id7" draw:start-glue-point="10" draw:end-shape="id8" draw:end-glue-point="6" svg:d="M9215 8842h2233" svg:viewBox="0 0 2234 1">
          <text:p text:style-name="P2"/>
          <text:p text:style-name="P2"/>
          <text:p text:style-name="P2"><text:span text:style-name="T3">S</text:span><text:span text:style-name="T4">J</text:span></text:p>
        </draw:connector>
        <draw:connector draw:style-name="gr3" draw:text-style-name="P4" draw:layer="layout" draw:type="line" svg:x1="14.115cm" svg:y1="8.842cm" svg:x2="16.348cm" svg:y2="8.842cm" draw:start-shape="id8" draw:start-glue-point="10" draw:end-shape="id9" draw:end-glue-point="6" svg:d="M14115 8842h2233" svg:viewBox="0 0 2234 1">
          <text:p text:style-name="P2"><text:line-break/><text:line-break/>S<text:span text:style-name="T1">NBBR</text:span></text:p>
        </draw:connector>
        <draw:connector draw:style-name="gr3" draw:text-style-name="P4" draw:layer="layout" draw:type="curve" draw:line-skew="0.395cm" svg:x1="17.682cm" svg:y1="10.175cm" svg:x2="13.725cm" svg:y2="9.785cm" draw:start-shape="id9" draw:start-glue-point="8" draw:end-shape="id8" draw:end-glue-point="9" svg:d="M17682 10175c0 1344-3957 1539-3957-390" svg:viewBox="0 0 3958 1424">
          <text:p text:style-name="P2"/>
          <text:p text:style-name="P2"/>
          <text:p text:style-name="P2"/>
          <text:p text:style-name="P2"/>
          <text:p text:style-name="P2"><text:span text:style-name="T5">S</text:span><text:span text:style-name="T1">BRNB</text:span></text:p>
        </draw:connector>
        <draw:connector draw:style-name="gr7" draw:text-style-name="P4" draw:layer="layout" draw:type="curve" svg:x1="11.838cm" svg:y1="9.785cm" svg:x2="12.782cm" svg:y2="10.175cm" draw:start-shape="id8" draw:start-glue-point="7" draw:end-shape="id8" draw:end-glue-point="8" svg:d="M11838 9785c0 1336 944 1141 944 390" svg:viewBox="0 0 945 980">
          <text:p text:style-name="P2"/>
          <text:p text:style-name="P2"/>
          <text:p text:style-name="P2"/>
          <text:p text:style-name="P2"><text:span text:style-name="T3">S</text:span><text:span text:style-name="T4">NB</text:span></text:p>
        </draw:connector>
        <draw:connector draw:style-name="gr3" draw:text-style-name="P4" draw:layer="layout" draw:type="curve" draw:line-skew="0.465cm" svg:x1="18.625cm" svg:y1="9.785cm" svg:x2="19.015cm" svg:y2="8.842cm" draw:start-shape="id9" draw:start-glue-point="9" draw:end-shape="id9" draw:end-glue-point="10" svg:d="M18625 9785c2034 0 1839-943 390-943" svg:viewBox="0 0 1503 944">
          <text:p text:style-name="P2"/>
          <text:p text:style-name="P2"/>
          <text:p text:style-name="P2"/>
          <text:p text:style-name="P2">S<text:span text:style-name="T1">BR</text:span></text:p>
        </draw:connector>
        <draw:frame draw:style-name="gr4" draw:text-style-name="P6" draw:layer="layout" svg:width="4.092cm" svg:height="0.839cm" svg:x="1.459cm" svg:y="4.635cm">
          <draw:text-box>
            <text:p text:style-name="P5"><text:span text:style-name="T2">From NB to BR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19.463cm" svg:height="8.482cm" svg:x="1.127cm" svg:y="4.5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2.667cm" svg:height="2.667cm" svg:x="1.648cm" svg:y="7.508cm">
          <text:p text:style-name="P2">H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2.667cm" svg:height="2.667cm" svg:x="6.548cm" svg:y="7.508cm">
          <text:p text:style-name="P2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2.667cm" svg:height="2.667cm" svg:x="11.448cm" svg:y="7.508cm">
          <text:p text:style-name="P2">N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2.667cm" svg:height="2.667cm" svg:x="16.348cm" svg:y="7.508cm">
          <text:p text:style-name="P2">B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.315cm" svg:y1="8.842cm" svg:x2="6.548cm" svg:y2="8.842cm" draw:start-shape="id10" draw:start-glue-point="10" draw:end-shape="id11" draw:end-glue-point="6" svg:d="M4315 8842h2233" svg:viewBox="0 0 2234 1">
          <text:p text:style-name="P2"/>
          <text:p text:style-name="P2"/>
          <text:p text:style-name="P2"><text:span text:style-name="T3">S</text:span><text:span text:style-name="T4">HY</text:span></text:p>
        </draw:connector>
        <draw:connector draw:style-name="gr5" draw:text-style-name="P4" draw:layer="layout" draw:type="line" svg:x1="9.215cm" svg:y1="8.842cm" svg:x2="11.448cm" svg:y2="8.842cm" draw:start-shape="id11" draw:start-glue-point="10" draw:end-shape="id12" draw:end-glue-point="6" svg:d="M9215 8842h2233" svg:viewBox="0 0 2234 1">
          <text:p text:style-name="P2"/>
          <text:p text:style-name="P2"/>
          <text:p text:style-name="P2"><text:span text:style-name="T3">S</text:span><text:span text:style-name="T4">J</text:span></text:p>
        </draw:connector>
        <draw:connector draw:style-name="gr5" draw:text-style-name="P4" draw:layer="layout" draw:type="line" svg:x1="14.115cm" svg:y1="8.842cm" svg:x2="16.348cm" svg:y2="8.842cm" draw:start-shape="id12" draw:start-glue-point="10" draw:end-shape="id13" draw:end-glue-point="6" svg:d="M14115 8842h2233" svg:viewBox="0 0 2234 1">
          <text:p text:style-name="P2"><text:line-break/><text:line-break/><text:span text:style-name="T3">S</text:span><text:span text:style-name="T4">NBBR</text:span></text:p>
        </draw:connector>
        <draw:connector draw:style-name="gr5" draw:text-style-name="P4" draw:layer="layout" draw:type="curve" draw:line-skew="0.395cm" svg:x1="17.682cm" svg:y1="10.175cm" svg:x2="13.725cm" svg:y2="9.785cm" draw:start-shape="id13" draw:start-glue-point="8" draw:end-shape="id12" draw:end-glue-point="9" svg:d="M17682 10175c0 1344-3957 1539-3957-390" svg:viewBox="0 0 3958 1424">
          <text:p text:style-name="P2"/>
          <text:p text:style-name="P2"/>
          <text:p text:style-name="P2"/>
          <text:p text:style-name="P2"/>
          <text:p text:style-name="P2"><text:span text:style-name="T6">S</text:span><text:span text:style-name="T4">BRNB</text:span></text:p>
        </draw:connector>
        <draw:connector draw:style-name="gr3" draw:text-style-name="P4" draw:layer="layout" draw:type="curve" draw:line-skew="-1.279cm" svg:x1="17.682cm" svg:y1="7.508cm" svg:x2="2.982cm" svg:y2="7.508cm" draw:start-shape="id13" draw:start-glue-point="4" draw:end-shape="id10" draw:end-glue-point="4" svg:d="M17682 7508c0-2671-14700-2671-14700 0" svg:viewBox="0 0 14701 2004">
          <text:p text:style-name="P2">F<text:span text:style-name="T1">A</text:span></text:p>
        </draw:connector>
        <draw:connector draw:style-name="gr7" draw:text-style-name="P4" draw:layer="layout" draw:type="curve" svg:x1="11.838cm" svg:y1="9.785cm" svg:x2="12.782cm" svg:y2="10.175cm" draw:start-shape="id12" draw:start-glue-point="7" draw:end-shape="id12" draw:end-glue-point="8" svg:d="M11838 9785c0 1336 944 1141 944 390" svg:viewBox="0 0 945 980">
          <text:p text:style-name="P2"/>
          <text:p text:style-name="P2"/>
          <text:p text:style-name="P2"/>
          <text:p text:style-name="P2"><text:span text:style-name="T3">S</text:span><text:span text:style-name="T4">NB</text:span></text:p>
        </draw:connector>
        <draw:connector draw:style-name="gr5" draw:text-style-name="P4" draw:layer="layout" draw:type="curve" draw:line-skew="0.465cm" svg:x1="18.625cm" svg:y1="9.785cm" svg:x2="19.015cm" svg:y2="8.842cm" draw:start-shape="id13" draw:start-glue-point="9" draw:end-shape="id13" draw:end-glue-point="10" svg:d="M18625 9785c2034 0 1839-943 390-943" svg:viewBox="0 0 1503 944">
          <text:p text:style-name="P2"/>
          <text:p text:style-name="P2"/>
          <text:p text:style-name="P2"/>
          <text:p text:style-name="P2"><text:span text:style-name="T3">S</text:span><text:span text:style-name="T4">BR</text:span></text:p>
        </draw:connector>
        <draw:frame draw:style-name="gr4" draw:text-style-name="P6" draw:layer="layout" svg:width="4.092cm" svg:height="0.839cm" svg:x="1.459cm" svg:y="4.635cm">
          <draw:text-box>
            <text:p text:style-name="P5"><text:span text:style-name="T2">From BR to HY</text:span></text:p>
          </draw:text-box>
        </draw:frame>
      </draw:page>
      <draw:page draw:name="page5" draw:style-name="dp1" draw:master-page-name="Default">
        <draw:custom-shape draw:style-name="gr1" draw:text-style-name="P1" draw:layer="layout" svg:width="19.463cm" svg:height="8.482cm" svg:x="1.127cm" svg:y="4.5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2.667cm" svg:height="2.667cm" svg:x="1.648cm" svg:y="7.508cm">
          <text:p text:style-name="P2">H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2.667cm" svg:height="2.667cm" svg:x="6.548cm" svg:y="7.508cm">
          <text:p text:style-name="P2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2.667cm" svg:height="2.667cm" svg:x="11.448cm" svg:y="7.508cm">
          <text:p text:style-name="P2">N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7" draw:id="id17" draw:layer="layout" svg:width="2.667cm" svg:height="2.667cm" svg:x="16.348cm" svg:y="7.508cm">
          <text:p text:style-name="P2">B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4.315cm" svg:y1="8.842cm" svg:x2="6.548cm" svg:y2="8.842cm" draw:start-shape="id14" draw:start-glue-point="10" draw:end-shape="id15" draw:end-glue-point="6" svg:d="M4315 8842h2233" svg:viewBox="0 0 2234 1">
          <text:p text:style-name="P2"/>
          <text:p text:style-name="P2"/>
          <text:p text:style-name="P2">S<text:span text:style-name="T1">HY</text:span></text:p>
        </draw:connector>
        <draw:connector draw:style-name="gr3" draw:text-style-name="P4" draw:layer="layout" draw:type="line" svg:x1="9.215cm" svg:y1="8.842cm" svg:x2="11.448cm" svg:y2="8.842cm" draw:start-shape="id15" draw:start-glue-point="10" draw:end-shape="id16" draw:end-glue-point="6" svg:d="M9215 8842h2233" svg:viewBox="0 0 2234 1">
          <text:p text:style-name="P2"/>
          <text:p text:style-name="P2"/>
          <text:p text:style-name="P2">S<text:span text:style-name="T1">J</text:span></text:p>
        </draw:connector>
        <draw:connector draw:style-name="gr3" draw:text-style-name="P4" draw:layer="layout" draw:type="line" svg:x1="14.115cm" svg:y1="8.842cm" svg:x2="16.348cm" svg:y2="8.842cm" draw:start-shape="id16" draw:start-glue-point="10" draw:end-shape="id17" draw:end-glue-point="6" svg:d="M14115 8842h2233" svg:viewBox="0 0 2234 1">
          <text:p text:style-name="P2"><text:line-break/><text:line-break/>S<text:span text:style-name="T1">NBBR</text:span></text:p>
        </draw:connector>
        <draw:connector draw:style-name="gr3" draw:text-style-name="P4" draw:layer="layout" draw:type="curve" draw:line-skew="0.395cm" svg:x1="17.682cm" svg:y1="10.175cm" svg:x2="13.725cm" svg:y2="9.785cm" draw:start-shape="id17" draw:start-glue-point="8" draw:end-shape="id16" draw:end-glue-point="9" svg:d="M17682 10175c0 1344-3957 1539-3957-390" svg:viewBox="0 0 3958 1424">
          <text:p text:style-name="P2"/>
          <text:p text:style-name="P2"/>
          <text:p text:style-name="P2"/>
          <text:p text:style-name="P2"/>
          <text:p text:style-name="P2"><text:span text:style-name="T5">S</text:span><text:span text:style-name="T1">BRNB</text:span></text:p>
        </draw:connector>
        <draw:connector draw:style-name="gr3" draw:text-style-name="P4" draw:layer="layout" draw:type="curve" draw:line-skew="-1.279cm" svg:x1="17.682cm" svg:y1="7.508cm" svg:x2="2.982cm" svg:y2="7.508cm" draw:start-shape="id17" draw:start-glue-point="4" draw:end-shape="id14" draw:end-glue-point="4" svg:d="M17682 7508c0-2671-14700-2671-14700 0" svg:viewBox="0 0 14701 2004">
          <text:p text:style-name="P2">F<text:span text:style-name="T1">A</text:span></text:p>
        </draw:connector>
        <draw:connector draw:style-name="gr6" draw:text-style-name="P4" draw:layer="layout" draw:type="curve" svg:x1="11.838cm" svg:y1="9.785cm" svg:x2="12.782cm" svg:y2="10.175cm" draw:start-shape="id16" draw:start-glue-point="7" draw:end-shape="id16" draw:end-glue-point="8" svg:d="M11838 9785c0 1336 944 1141 944 390" svg:viewBox="0 0 945 980">
          <text:p text:style-name="P2"/>
          <text:p text:style-name="P2"/>
          <text:p text:style-name="P2"/>
          <text:p text:style-name="P2">S<text:span text:style-name="T1">NB</text:span></text:p>
        </draw:connector>
        <draw:connector draw:style-name="gr3" draw:text-style-name="P4" draw:layer="layout" draw:type="curve" draw:line-skew="0.465cm" svg:x1="18.625cm" svg:y1="9.785cm" svg:x2="19.015cm" svg:y2="8.842cm" draw:start-shape="id17" draw:start-glue-point="9" draw:end-shape="id17" draw:end-glue-point="10" svg:d="M18625 9785c2034 0 1839-943 390-943" svg:viewBox="0 0 1503 944">
          <text:p text:style-name="P2"/>
          <text:p text:style-name="P2"/>
          <text:p text:style-name="P2"/>
          <text:p text:style-name="P2">S<text:span text:style-name="T1">BR</text:span></text:p>
        </draw:connector>
        <draw:frame draw:style-name="gr4" draw:text-style-name="P6" draw:layer="layout" svg:width="7.394cm" svg:height="0.839cm" svg:x="1.459cm" svg:y="4.635cm">
          <draw:text-box>
            <text:p text:style-name="P5"><text:span text:style-name="T2">Complete life history diagra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1-06T13:34:22.267305445</meta:creation-date>
    <dc:date>2021-11-15T14:05:01.493103203</dc:date>
    <meta:editing-duration>PT1H54M14S</meta:editing-duration>
    <meta:editing-cycles>3</meta:editing-cycles>
    <meta:generator>LibreOffice/6.4.7.2$Linux_X86_64 LibreOffice_project/40$Build-2</meta:generator>
    <meta:document-statistic meta:object-count="51"/>
  </office:meta>
</office:document-meta>
</file>